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5.77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pplicability</text:p>
          </table:table-cell>
        </table:table-row>
        <table:table-row table:style-name="ro1">
          <table:table-cell office:value-type="string">
            <text:p>tag_acc_1</text:p>
          </table:table-cell>
          <table:table-cell office:value-type="string">
            <text:p>ATTIVITÀ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11</text:p>
          </table:table-cell>
          <table:table-cell office:value-type="string">
            <text:p>IMMOBILIZZAZIONI IMMATERIAL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12</text:p>
          </table:table-cell>
          <table:table-cell office:value-type="string">
            <text:p>IMMOBILIZZAZIONI MATERIAL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13</text:p>
          </table:table-cell>
          <table:table-cell office:value-type="string">
            <text:p>IMMOBILIZZAZIONI FINANZIARIE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14</text:p>
          </table:table-cell>
          <table:table-cell office:value-type="string">
            <text:p>DISPONIBILITÀ LIQUIDE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15</text:p>
          </table:table-cell>
          <table:table-cell office:value-type="string">
            <text:p>CREDITI DIVERS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18</text:p>
          </table:table-cell>
          <table:table-cell office:value-type="string">
            <text:p>RATEI E RISCONTI ATTIV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2</text:p>
          </table:table-cell>
          <table:table-cell office:value-type="string">
            <text:p>PASSIVITÀ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20</text:p>
          </table:table-cell>
          <table:table-cell office:value-type="string">
            <text:p>PATRIMONIO NETTO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23</text:p>
          </table:table-cell>
          <table:table-cell office:value-type="string">
            <text:p>DEBITI FINANZIAR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25</text:p>
          </table:table-cell>
          <table:table-cell office:value-type="string">
            <text:p>DEBITI DIVERS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28</text:p>
          </table:table-cell>
          <table:table-cell office:value-type="string">
            <text:p>RATEI E RISCONTI PASSIV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29</text:p>
          </table:table-cell>
          <table:table-cell office:value-type="string">
            <text:p>CONTI TRANSITORI E DIVERS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3</text:p>
          </table:table-cell>
          <table:table-cell office:value-type="string">
            <text:p>RICAV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31</text:p>
          </table:table-cell>
          <table:table-cell office:value-type="string">
            <text:p>RICAVI PROFESSIONAL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4</text:p>
          </table:table-cell>
          <table:table-cell office:value-type="string">
            <text:p>COST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41</text:p>
          </table:table-cell>
          <table:table-cell office:value-type="string">
            <text:p>COSTI PER BENI E SERVIZ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42</text:p>
          </table:table-cell>
          <table:table-cell office:value-type="string">
            <text:p>COSTI PER LOCAL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43</text:p>
          </table:table-cell>
          <table:table-cell office:value-type="string">
            <text:p>COSTI PER AUTOMEZZ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44</text:p>
          </table:table-cell>
          <table:table-cell office:value-type="string">
            <text:p>COSTI PER BENESSERE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45</text:p>
          </table:table-cell>
          <table:table-cell office:value-type="string">
            <text:p>COSTI PER FORMAZIONE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46</text:p>
          </table:table-cell>
          <table:table-cell office:value-type="string">
            <text:p>COSTI PER TEMPO LIBERO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49</text:p>
          </table:table-cell>
          <table:table-cell office:value-type="string">
            <text:p>ONERI FISCALI DIVERS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5</text:p>
          </table:table-cell>
          <table:table-cell office:value-type="string">
            <text:p>RICAVI DIVERS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51</text:p>
          </table:table-cell>
          <table:table-cell office:value-type="string">
            <text:p>PROVENTI DIVERS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52</text:p>
          </table:table-cell>
          <table:table-cell office:value-type="string">
            <text:p>PROVENTI FINANZIAR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53</text:p>
          </table:table-cell>
          <table:table-cell office:value-type="string">
            <text:p>RIVALUTAZION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6</text:p>
          </table:table-cell>
          <table:table-cell office:value-type="string">
            <text:p>COSTI DIVERS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61</text:p>
          </table:table-cell>
          <table:table-cell office:value-type="string">
            <text:p>ONERI DIVERS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62</text:p>
          </table:table-cell>
          <table:table-cell office:value-type="string">
            <text:p>ONERI FINANZIAR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63</text:p>
          </table:table-cell>
          <table:table-cell office:value-type="string">
            <text:p>SVALUTAZIONI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acc_9</text:p>
          </table:table-cell>
          <table:table-cell office:value-type="string">
            <text:p>CONTI DI RISULTATO</text:p>
          </table:table-cell>
          <table:table-cell office:value-type="string">
            <text:p>accounts</text:p>
          </table:table-cell>
        </table:table-row>
        <table:table-row table:style-name="ro1">
          <table:table-cell office:value-type="string">
            <text:p>tag_tax_ivad</text:p>
          </table:table-cell>
          <table:table-cell office:value-type="string">
            <text:p>IVA a Debito</text:p>
          </table:table-cell>
          <table:table-cell office:value-type="string">
            <text:p>taxes</text:p>
          </table:table-cell>
        </table:table-row>
        <table:table-row table:style-name="ro1">
          <table:table-cell office:value-type="string">
            <text:p>tag_tax_ivac</text:p>
          </table:table-cell>
          <table:table-cell office:value-type="string">
            <text:p>IVA a Credito</text:p>
          </table:table-cell>
          <table:table-cell office:value-type="string">
            <text:p>tax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number number:decimal-places="0" number:min-integer-digits="1" number:grouping="true"/>
    </number:number-style>
    <number:number-style style:name="N104"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number:text>-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.</number:text>
      <number:seconds number:style="long"/>
    </number:time-style>
    <number:time-style style:name="N109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0">
      <number:minutes number:style="long"/>
      <number:text>.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6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6104" number:language="it" number:country="IT">
      <number:day number:style="long"/>
      <number:text>-</number:text>
      <number:month number:textual="true"/>
    </number:date-style>
    <number:date-style style:name="N16105" number:language="it" number:country="IT">
      <number:month number:textual="true"/>
      <number:text>-</number:text>
      <number:year/>
    </number:date-style>
    <number:time-style style:name="N16106" number:language="it" number:country="IT">
      <number:hours/>
      <number:text>.</number:text>
      <number:minutes number:style="long"/>
      <number:text> </number:text>
      <number:am-pm/>
    </number:time-style>
    <number:time-style style:name="N16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6108" number:language="it" number:country="IT">
      <number:hours/>
      <number:text>.</number:text>
      <number:minutes number:style="long"/>
    </number:time-style>
    <number:time-style style:name="N16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6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6111P0" style:volatile="true" number:language="it" number:country="IT">
      <number:text>€ </number:text>
      <number:number number:decimal-places="0" number:min-integer-digits="1" number:grouping="true"/>
    </number:number-style>
    <number:number-style style:name="N16111" number:language="it" number:country="IT">
      <number:text>-€ </number:text>
      <number:number number:decimal-places="0" number:min-integer-digits="1" number:grouping="true"/>
      <style:map style:condition="value()&gt;=0" style:apply-style-name="N16111P0"/>
    </number:number-style>
    <number:number-style style:name="N16112P0" style:volatile="true" number:language="it" number:country="IT">
      <number:text>€ </number:text>
      <number:number number:decimal-places="0" number:min-integer-digits="1" number:grouping="true"/>
    </number:number-style>
    <number:number-style style:name="N16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6112P0"/>
    </number:number-style>
    <number:number-style style:name="N16113P0" style:volatile="true" number:language="it" number:country="IT">
      <number:text>€ </number:text>
      <number:number number:decimal-places="2" number:min-integer-digits="1" number:grouping="true"/>
    </number:number-style>
    <number:number-style style:name="N16113" number:language="it" number:country="IT">
      <number:text>-€ </number:text>
      <number:number number:decimal-places="2" number:min-integer-digits="1" number:grouping="true"/>
      <style:map style:condition="value()&gt;=0" style:apply-style-name="N16113P0"/>
    </number:number-style>
    <number:number-style style:name="N16114P0" style:volatile="true" number:language="it" number:country="IT">
      <number:text>€ </number:text>
      <number:number number:decimal-places="2" number:min-integer-digits="1" number:grouping="true"/>
    </number:number-style>
    <number:number-style style:name="N16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6114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12/01/2017</text:date>, <text:time>18.41.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Crea</meta:initial-creator>
    <meta:creation-date>2017-01-11T16:59:21</meta:creation-date>
    <dc:date>2017-01-12T18:41:05</dc:date>
    <dc:creator>Luca Crea</dc:creator>
    <meta:editing-duration>P1DT1H41M45S</meta:editing-duration>
    <meta:editing-cycles>5</meta:editing-cycles>
    <meta:generator>OpenOffice/4.1.3$Unix OpenOffice.org_project/413m1$Build-9783</meta:generator>
    <meta:document-statistic meta:table-count="1" meta:cell-count="105" meta:object-count="0"/>
  </office:meta>
</office:document-meta>
</file>